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24242" style:font-name="Arial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24242" style:font-name="Arial" fo:font-size="12pt" fo:letter-spacing="normal" fo:font-style="normal" fo:font-weight="normal" officeooo:rsid="001d5928" officeooo:paragraph-rsid="001d59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ease provide a statement that explains how your intended research relates to the discipline area of agriculture</text:p>
      <text:p text:style-name="P1"/>
      <text:p text:style-name="P2">1000 words approx</text:p>
      <text:p text:style-name="P2"/>
      <text:p text:style-name="P2">1. a quick abstract of work relating to the estimation and prediction of animal behaviour.</text:p>
      <text:p text:style-name="P2">2. mention supporting research for estimation of animal statement</text:p>
      <text:p text:style-name="P2">3. how it fits into the projects within the ACFR regarding measures of objectiv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3:09:42.421253423</meta:creation-date>
    <meta:editing-duration>PT20H41M57S</meta:editing-duration>
    <meta:editing-cycles>2</meta:editing-cycles>
    <meta:generator>LibreOffice/5.1.6.2$Linux_X86_64 LibreOffice_project/10m0$Build-2</meta:generator>
    <dc:date>2017-12-14T14:03:54.530479674</dc:date>
    <meta:document-statistic meta:table-count="0" meta:image-count="0" meta:object-count="0" meta:page-count="1" meta:paragraph-count="5" meta:word-count="58" meta:character-count="367" meta:non-whitespace-character-count="314"/>
  </office:meta>
</office:document-meta>
</file>